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7cm" fo:min-width="3.212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/>
    </style:style>
    <style:style style:name="gr3" style:family="graphic" style:parent-style-name="standard">
      <style:graphic-properties draw:stroke="dash" draw:stroke-dash="Long_20_Dash" svg:stroke-color="#000000" draw:fill="none" draw:fill-color="#ffffff" draw:textarea-horizontal-align="center" draw:auto-grow-height="true" draw:auto-grow-width="false" fo:min-height="0.589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67cm" fo:min-width="6.38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" style:family="text">
      <style:text-properties style:text-position="-8% 58%" style:font-name="Liberation Sans2" fo:font-size="15pt" style:font-name-asian="Liberation Sans2" style:font-size-asian="15pt" style:font-name-complex="Liberation Sans2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1.015cm" svg:x="9.525cm" svg:y="9.72cm">
          <text:p text:style-name="P1"><text:span text:style-name="T1">Aggreg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4cm" svg:y1="11.566cm" svg:x2="12.4cm" svg:y2="10.795cm">
          <text:p/>
        </draw:line>
        <draw:frame draw:style-name="gr3" draw:text-style-name="P4" draw:layer="layout" svg:width="1.27cm" svg:height="0.839cm" svg:x="10.825cm" svg:y="8.014cm">
          <draw:text-box>
            <text:p text:style-name="P3"><text:span text:style-name="T2">π</text:span><text:span text:style-name="T3">5</text:span></text:p>
          </draw:text-box>
        </draw:frame>
        <draw:frame draw:style-name="gr3" draw:text-style-name="P4" draw:layer="layout" svg:width="1.27cm" svg:height="0.839cm" svg:x="15.225cm" svg:y="8.015cm">
          <draw:text-box>
            <text:p text:style-name="P3"><text:span text:style-name="T2">π</text:span><text:span text:style-name="T3">6</text:span></text:p>
          </draw:text-box>
        </draw:frame>
        <draw:frame draw:style-name="gr3" draw:text-style-name="P4" draw:layer="layout" svg:width="1.27cm" svg:height="0.839cm" svg:x="9.925cm" svg:y="11.566cm">
          <draw:text-box>
            <text:p text:style-name="P3"><text:span text:style-name="T2">π</text:span><text:span text:style-name="T3">1</text:span></text:p>
          </draw:text-box>
        </draw:frame>
        <draw:frame draw:style-name="gr3" draw:text-style-name="P4" draw:layer="layout" svg:width="1.27cm" svg:height="0.839cm" svg:x="11.765cm" svg:y="11.566cm">
          <draw:text-box>
            <text:p text:style-name="P3"><text:span text:style-name="T2">π</text:span><text:span text:style-name="T3">2</text:span></text:p>
          </draw:text-box>
        </draw:frame>
        <draw:frame draw:style-name="gr3" draw:text-style-name="P4" draw:layer="layout" svg:width="1.27cm" svg:height="0.839cm" svg:x="14.505cm" svg:y="11.566cm">
          <draw:text-box>
            <text:p text:style-name="P3"><text:span text:style-name="T2">π</text:span><text:span text:style-name="T3">3</text:span></text:p>
          </draw:text-box>
        </draw:frame>
        <draw:frame draw:style-name="gr3" draw:text-style-name="P4" draw:layer="layout" svg:width="1.27cm" svg:height="0.839cm" svg:x="16.345cm" svg:y="11.566cm">
          <draw:text-box>
            <text:p text:style-name="P3"><text:span text:style-name="T2">π</text:span><text:span text:style-name="T3">4</text:span></text:p>
          </draw:text-box>
        </draw:frame>
        <draw:line draw:style-name="gr2" draw:text-style-name="P2" draw:layer="layout" svg:x1="10.6cm" svg:y1="11.573cm" svg:x2="10.6cm" svg:y2="10.802cm">
          <text:p/>
        </draw:line>
        <draw:line draw:style-name="gr2" draw:text-style-name="P2" draw:layer="layout" svg:x1="15.1cm" svg:y1="11.58cm" svg:x2="15.1cm" svg:y2="10.809cm">
          <text:p/>
        </draw:line>
        <draw:line draw:style-name="gr2" draw:text-style-name="P2" draw:layer="layout" svg:x1="17cm" svg:y1="11.587cm" svg:x2="17cm" svg:y2="10.816cm">
          <text:p/>
        </draw:line>
        <draw:line draw:style-name="gr2" draw:text-style-name="P2" draw:layer="layout" svg:x1="15.8cm" svg:y1="9.721cm" svg:x2="15.8cm" svg:y2="8.95cm">
          <text:p/>
        </draw:line>
        <draw:line draw:style-name="gr2" draw:text-style-name="P2" draw:layer="layout" svg:x1="11.4cm" svg:y1="9.728cm" svg:x2="11.4cm" svg:y2="8.957cm">
          <text:p/>
        </draw:line>
        <draw:line draw:style-name="gr2" draw:text-style-name="P2" draw:layer="layout" svg:x1="15.8cm" svg:y1="8cm" svg:x2="15.8cm" svg:y2="7.229cm">
          <text:p/>
        </draw:line>
        <draw:line draw:style-name="gr2" draw:text-style-name="P2" draw:layer="layout" svg:x1="11.4cm" svg:y1="8.007cm" svg:x2="11.4cm" svg:y2="7.236cm">
          <text:p/>
        </draw:line>
        <draw:custom-shape draw:style-name="gr1" draw:text-style-name="P1" draw:layer="layout" svg:width="3.81cm" svg:height="1.015cm" svg:x="14.126cm" svg:y="9.72cm">
          <text:p text:style-name="P1"><text:span text:style-name="T1">Aggreg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985cm" svg:height="1.015cm" svg:x="10.225cm" svg:y="6.12cm">
          <text:p text:style-name="P1"><text:span text:style-name="T1">Aggreg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7cm" svg:height="0.839cm" svg:x="13.225cm" svg:y="4.414cm">
          <draw:text-box>
            <text:p text:style-name="P3"><text:span text:style-name="T2">π</text:span><text:span text:style-name="T3">7</text:span></text:p>
          </draw:text-box>
        </draw:frame>
        <draw:line draw:style-name="gr2" draw:text-style-name="P2" draw:layer="layout" svg:x1="13.8cm" svg:y1="6.128cm" svg:x2="13.8cm" svg:y2="5.357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9:36:42.278888668</meta:creation-date>
    <dc:title>Personal</dc:title>
    <meta:editing-duration>PT9M47S</meta:editing-duration>
    <meta:editing-cycles>3</meta:editing-cycles>
    <meta:generator>LibreOffice/7.3.7.2$Linux_X86_64 LibreOffice_project/30$Build-2</meta:generator>
    <dc:date>2023-01-20T22:35:36.206117431</dc:date>
    <meta:document-statistic meta:object-count="42"/>
  </office:meta>
</office:document-meta>
</file>